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tis (in or out?)</text:p>
      <text:p text:style-name="Standard"/>
      <text:p text:style-name="Standard">in process/ 2022</text:p>
      <text:p text:style-name="Standard"/>
      <text:p text:style-name="Standard">a collaboration with Akua</text:p>
      <text:p text:style-name="Standard"/>
      <text:p text:style-name="Standard">description text description text description text 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text:p>
      <text:p text:style-name="Standard"/>
      <text:p text:style-name="Standard">Media Content:</text:p>
      <text:p text:style-name="Standard"/>
      <text:p text:style-name="Standard">-title pic</text:p>
      <text:p text:style-name="Standard">-womanly magazine link</text:p>
      <text:p text:style-name="Standard"/>
      <text:p text:style-name="Standard">Shared on:</text:p>
      <text:p text:style-name="Standard">Womanly Magazie (2023)</text:p>
      <text:p text:style-name="Standard">Unfinished Film Festival, Odapark Venray (20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21S</meta:editing-duration>
    <meta:editing-cycles>5</meta:editing-cycles>
    <meta:generator>OpenOffice/4.1.14$Win32 OpenOffice.org_project/4114m1$Build-9811</meta:generator>
    <dc:date>2023-08-14T09:39:42.30</dc:date>
    <dc:creator>s f</dc:creator>
    <meta:document-statistic meta:table-count="0" meta:image-count="0" meta:object-count="0" meta:page-count="1" meta:paragraph-count="10" meta:word-count="116" meta:character-count="1036"/>
    <meta:user-defined meta:name="Info 1"/>
    <meta:user-defined meta:name="Info 2"/>
    <meta:user-defined meta:name="Info 3"/>
    <meta:user-defined meta:name="Info 4"/>
  </office:meta>
</office:document-meta>
</file>